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Map.getXML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Map.getImag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Map.fireActionEvent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Map.ImageMap( ImageMap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Map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remove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add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handl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setImageURI( String newImg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readFromRequest( final FormContext form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mageMap.broadcastEvent( Widge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Map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.setValue( Object newImg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